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aco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67027" officeooo:paragraph-rsid="0016702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6eebd" officeooo:paragraph-rsid="0016eeb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86643" officeooo:paragraph-rsid="0018664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9aae" officeooo:paragraph-rsid="00159aa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59aae" officeooo:paragraph-rsid="00159aa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67027" officeooo:paragraph-rsid="0016702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67027" officeooo:paragraph-rsid="0016702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59aae" officeooo:paragraph-rsid="00159aae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59aae" officeooo:paragraph-rsid="00159aae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/>
      <style:text-properties officeooo:paragraph-rsid="00167027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6eebd" officeooo:paragraph-rsid="0016eebd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67027" style:font-size-asian="12pt" style:font-size-complex="12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officeooo:rsid="00167027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w to install and configure the squidGuard </text:p>
      <text:p text:style-name="P9"/>
      <text:p text:style-name="P4">Step :1 Update <text:span text:style-name="T5">&amp; install </text:span>the <text:span text:style-name="T5">squidguard</text:span></text:p>
      <text:p text:style-name="P4"/>
      <text:p text:style-name="P5"><text:s/><text:span text:style-name="T1"><text:s text:c="2"/>Open the command prompt run the following commands</text:span></text:p>
      <text:p text:style-name="P5"><text:span text:style-name="T1"/></text:p>
      <text:p text:style-name="P5"><text:span text:style-name="T1"><text:s/></text:span><text:span text:style-name="T2">#yum update </text:span></text:p>
      <text:p text:style-name="P5"><text:span text:style-name="T2"/></text:p>
      <text:p text:style-name="P6"><text:span text:style-name="T1"><text:s/>#yum install squidguard</text:span></text:p>
      <text:p text:style-name="P6"><text:span text:style-name="T1"/></text:p>
      <text:p text:style-name="P1">Step :2 Configure the squidguard conf file</text:p>
      <text:p text:style-name="P1"/>
      <text:p text:style-name="P7">To open the configuration file and add the following line </text:p>
      <text:p text:style-name="P1"/>
      <text:p text:style-name="P10"><text:s/>#vim /etc/squid/squidGuard.conf</text:p>
      <text:p text:style-name="P10"/>
      <text:p text:style-name="P10"># create new</text:p>
      <text:p text:style-name="P10"/>
      <text:p text:style-name="P11">dbhome /var/lib/squidGuard/db<text:line-break/>logdir /var/log/squidGuard<text:line-break/><text:line-break/># define 'deny' category<text:line-break/></text:p>
      <text:p text:style-name="P11">dest deny {</text:p>
      <text:p text:style-name="P11"><text:line-break/># define prohibited domain list in 'deny' category<text:line-break/>domainlist deny/domains</text:p>
      <text:p text:style-name="P11"><text:line-break/># define prohibited URL list in 'deny' category<text:line-break/>urllist deny/urls</text:p>
      <text:p text:style-name="P11"/>
      <text:p text:style-name="P11">}</text:p>
      <text:p text:style-name="P11"/>
      <text:p text:style-name="P11">acl {<text:line-break/></text:p>
      <text:p text:style-name="P11"><text:s text:c="2"/>default {<text:line-break/></text:p>
      <text:p text:style-name="P11"><text:s/># permit all except 'deny' category<text:line-break/> pass !deny all<text:line-break/></text:p>
      <text:p text:style-name="P11"><text:s/># the redirected URL if matches 'deny'<text:line-break/> redirect http://www.srv.world/error.html<text:line-break/></text:p>
      <text:p text:style-name="P11"><text:s text:c="4"/>}</text:p>
      <text:p text:style-name="P11">}</text:p>
      <text:p text:style-name="P1"><text:span text:style-name="T4"/></text:p>
      <text:p text:style-name="P1"><text:span text:style-name="T4">save and exit.</text:span></text:p>
      <text:p text:style-name="P2"><text:soft-page-break/>Step :3 Make the blocklist Domains &amp; urls</text:p>
      <text:p text:style-name="P2"><text:s/></text:p>
      <text:p text:style-name="P12"><text:s text:c="3"/>Create deny directory under the squidguard configuration directory.</text:p>
      <text:p text:style-name="P12"/>
      <text:p text:style-name="P12">#mkdir -p /var/lib/squidGuard/db/deny</text:p>
      <text:p text:style-name="P12"/>
      <text:p text:style-name="P12">Then, create a file domain and put the domain names for blocklist domains</text:p>
      <text:p text:style-name="P12"/>
      <text:p text:style-name="P12">#vim /var/lib/squidGuard/db/deny/domains</text:p>
      <text:p text:style-name="P12"><text:s/></text:p>
      <text:p text:style-name="P12"><text:s/>Add the following sample domains under the domian file</text:p>
      <text:p text:style-name="P12"/>
      <text:p text:style-name="P12">yahoo.co.jp</text:p>
      <text:p text:style-name="P12">example.com</text:p>
      <text:p text:style-name="P12"/>
      <text:p text:style-name="P12">save and eixt the editor.</text:p>
      <text:p text:style-name="P12"/>
      <text:p text:style-name="P12">Same things we need to do blocklist urls</text:p>
      <text:p text:style-name="P12"/>
      <text:p text:style-name="P12">#vim /var/lib/squidGuard/db/deny/urls</text:p>
      <text:p text:style-name="P12"><text:s/></text:p>
      <text:p text:style-name="P12"><text:s/>Add the following sample domains under the domian file</text:p>
      <text:p text:style-name="P12"/>
      <text:p text:style-name="P12">www.yahoo.co.jp</text:p>
      <text:p text:style-name="P12">www.example.com</text:p>
      <text:p text:style-name="P12"/>
      <text:p text:style-name="P12">save and eixt the editor.</text:p>
      <text:p text:style-name="P12"/>
      <text:p text:style-name="P2"><text:span text:style-name="T4">To give the squid user permission for squidguard blocklisted files and directory.</text:span></text:p>
      <text:p text:style-name="P2"><text:span text:style-name="T4"><text:s/></text:span></text:p>
      <text:p text:style-name="P2"><text:span text:style-name="T4">#chown -R squid. /var/lib/squidGuard/db/deny/</text:span></text:p>
      <text:p text:style-name="P1"><text:span text:style-name="T4"/></text:p>
      <text:p text:style-name="P3">Step :4 <text:s/>squid configuration</text:p>
      <text:p text:style-name="P3"><text:span text:style-name="T4"><text:s text:c="2"/></text:span></text:p>
      <text:p text:style-name="P3"><text:span text:style-name="T4"><text:s text:c="2"/>open the squid conf file add the following line </text:span></text:p>
      <text:p text:style-name="P3"><text:span text:style-name="T4"/></text:p>
      <text:p text:style-name="P3"><text:span text:style-name="T4">url_rewrite_program /usr/bin/squidGuard -c /etc/squid/squid.conf</text:span></text:p>
      <text:p text:style-name="P3"><text:span text:style-name="T4"><text:s/></text:span></text:p>
      <text:p text:style-name="P3"><text:span text:style-name="T4">Save and exit.</text:span></text:p>
      <text:p text:style-name="P3"><text:span text:style-name="T4"/></text:p>
      <text:p text:style-name="P3">Step :5 <text:s/>Start the squidguard</text:p>
      <text:p text:style-name="P3"><text:span text:style-name="T4"/></text:p>
      <text:p text:style-name="P3"><text:span text:style-name="T4">#squidGuard -C all</text:span></text:p>
      <text:p text:style-name="P3"><text:span text:style-name="T4"/></text:p>
      <text:p text:style-name="P3"><text:span text:style-name="T4">#service squid resart</text:span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, Courier, Monaco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11-06T13:10:26.650383709</meta:creation-date>
    <dc:date>2017-11-06T13:43:19.822948154</dc:date>
    <dc:creator>softsolutions4u </dc:creator>
    <meta:editing-duration>PT32M52S</meta:editing-duration>
    <meta:editing-cycles>4</meta:editing-cycles>
    <meta:generator>LibreOffice/4.3.7.2$Linux_x86 LibreOffice_project/430$Build-2</meta:generator>
    <meta:document-statistic meta:table-count="0" meta:image-count="0" meta:object-count="0" meta:page-count="2" meta:paragraph-count="51" meta:word-count="231" meta:character-count="1633" meta:non-whitespace-character-count="1403"/>
  </office:meta>
</office:document-meta>
</file>